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Class Designer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lass Designer Library</text:p>
          </text:index-title>
          <text:p text:style-name="P4">Array Types<text:tab/>2</text:p>
          <text:p text:style-name="P2">Array&lt; Type &gt;<text:tab/>2</text:p>
          <text:p text:style-name="P2">StaticArray&lt; Type, MaxSize &gt;<text:tab/>2</text:p>
          <text:p text:style-name="P2">WrapArray&lt; Type, MaxSize &gt;<text:tab/>2</text:p>
          <text:p text:style-name="P2">PowerWrapArray&lt; Type, MaxSize &gt;<text:tab/>2</text:p>
          <text:p text:style-name="P5">Functions<text:tab/>2</text:p>
          <text:p text:style-name="P4">Set Types<text:tab/>3</text:p>
          <text:p text:style-name="P2">ABC Sets<text:tab/>3</text:p>
          <text:p text:style-name="P2">RGB Sets<text:tab/>3</text:p>
          <text:p text:style-name="P2">UV Set<text:tab/>3</text:p>
        </text:index-body>
      </text:table-of-content>
      <text:p text:style-name="Standard"/>
      <text:h text:style-name="P3" text:outline-level="1">Array Types</text:h>
      <text:p text:style-name="Text_20_body">The library includes several lightweight array types.</text:p>
      <text:h text:style-name="Heading_20_3" text:outline-level="3">Array&lt; Type &gt;</text:h>
      <text:p text:style-name="Text_20_body">Dynamic Array type. <text:s/>Similar in function to an STL vector.</text:p>
      <text:h text:style-name="Heading_20_3" text:outline-level="3">StaticArray&lt; Type, MaxSize &gt;</text:h>
      <text:p text:style-name="Text_20_body">Static Array type. <text:s/>Syntax is the same as the dynamic array, except you must know how large this will ever get. <text:s/>This class can be used to support dynamic array function in static scope (i.e. To locally create a dynamic array on the stack).</text:p>
      <text:h text:style-name="Heading_20_3" text:outline-level="3">WrapArray&lt; Type, MaxSize &gt;</text:h>
      <text:p text:style-name="Text_20_body">A variation of StaticArray. <text:s/>This one allows fast adding of entries on to the front, as well as the back of the array. <text:s/>The trade off is a slower indexing time. <text:s/>For a better version of this, see PowerWrapArray.</text:p>
      <text:h text:style-name="Heading_20_3" text:outline-level="3">PowerWrapArray&lt; Type, MaxSize &gt;</text:h>
      <text:p text:style-name="Text_20_body">A much faster version of wrap array, that should only require 1 extra cycle per lookup. <text:s/>However, the tradeoff is MaxSize MUST be a power of 2. <text:s/>I.e. 2, 4, 8, 16, 32, 64, 128, 256, 512, 1024, 2048, 4096, 8192, 16384, and so on.</text:p>
      <text:p text:style-name="Text_20_body"/>
      <text:h text:style-name="Heading_20_2" text:outline-level="2">Functions</text:h>
      <text:p text:style-name="Text_20_body"><text:span text:style-name="T1">Constructor</text:span> can take a size as an argument.</text:p>
      <text:p text:style-name="Text_20_body">Array can be indexed like a C style array. <text:s/><text:span text:style-name="T1">MyArray[10]</text:span> = “FishSticks”;</text:p>
      <text:p text:style-name="Text_20_body"/>
      <text:p text:style-name="Text_20_body"><text:span text:style-name="T1">Array.Size()</text:span> returns the current size of the array.</text:p>
      <text:p text:style-name="Text_20_body"><text:span text:style-name="T1">Array.MaxSize()</text:span> returns the maximum possible size (without resizing, where appropriate).</text:p>
      <text:p text:style-name="Text_20_body"/>
      <text:p text:style-name="Text_20_body"><text:span text:style-name="T1">Array.Resize( Size ) </text:span>to resize the array to a specific size.</text:p>
      <text:p text:style-name="Text_20_body"><text:span text:style-name="T1">Array.Reallocate( Size )</text:span> to change the maximum size of an Array (Array type only).</text:p>
      <text:p text:style-name="Text_20_body"/>
      <text:p text:style-name="Text_20_body"><text:span text:style-name="T1">Array.PushBack( Value )</text:span> to add a new entry on to the back of the Array.</text:p>
      <text:p text:style-name="Text_20_body"><text:span text:style-name="T1">Array.PopBack( Value )</text:span> to remove an entry from the back, and return it.</text:p>
      <text:p text:style-name="Text_20_body"><text:span text:style-name="T1">Array.PushFront( Value )</text:span> to add a new entry on to the front of the Array. (WrapArray's only)</text:p>
      <text:p text:style-name="Text_20_body"><text:span text:style-name="T1">Array.PopFront( Value )</text:span> to remove an entry from the front, and return it. <text:s/>(WrapArray's only)</text:p>
      <text:h text:style-name="Heading_20_1" text:outline-level="1">Set Types</text:h>
      <text:p text:style-name="Standard"/>
      <text:h text:style-name="Heading_20_3" text:outline-level="3">ABC Sets</text:h>
      <text:p text:style-name="Standard">The ABSet, ABCSet, ABCDSet and ABCDESet types</text:p>
      <text:p text:style-name="Standard"/>
      <text:h text:style-name="Heading_20_3" text:outline-level="3">RGB Sets</text:h>
      <text:p text:style-name="Standard">Specialty RGBSet, and RGBASet too. <text:s/>BGRSet and BGRASet for nice order swapping unions.</text:p>
      <text:p text:style-name="Standard"/>
      <text:h text:style-name="Heading_20_3" text:outline-level="3">UV Set</text:h>
      <text:p text:style-name="Standard">UVSet, for UV co-ordin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initial-creator>Mike Kasprzak</meta:initial-creator>
    <meta:creation-date>2006-03-15T21:41:32</meta:creation-date>
    <dc:date>2007-12-12T01:41:42</dc:date>
    <dc:language>en-US</dc:language>
    <meta:editing-cycles>133</meta:editing-cycles>
    <meta:editing-duration>PT14H2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0" meta:word-count="345" meta:character-count="2015"/>
  </office:meta>
</office:document-meta>
</file>